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New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ourier New"/>
    </style:style>
    <style:style style:name="ce9" style:family="table-cell" style:parent-style-name="Default">
      <style:text-properties style:font-name="Courier New"/>
    </style:style>
    <style:style style:name="ce10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number-columns-repeated="7" table:default-cell-style-name="ce5"/>
        <table:table-column table:style-name="co1" table:number-columns-repeated="2" table:default-cell-style-name="ce2"/>
        <table:table-column table:style-name="co1" table:number-columns-repeated="7" table:default-cell-style-name="ce5"/>
        <table:table-column table:style-name="co1" table:number-columns-repeated="2" table:default-cell-style-name="ce2"/>
        <table:table-column table:style-name="co1" table:number-columns-repeated="7" table:default-cell-style-name="ce5"/>
        <table:table-column table:style-name="co1" table:number-columns-repeated="2" table:default-cell-style-name="ce2"/>
        <table:table-column table:style-name="co1" table:number-columns-repeated="7" table:default-cell-style-name="ce5"/>
        <table:table-column table:style-name="co1" table:number-columns-repeated="2" table:default-cell-style-name="ce2"/>
        <table:table-column table:style-name="co1" table:number-columns-repeated="986" table:default-cell-style-name="ce5"/>
        <table:table-row table:style-name="ro1">
          <table:table-cell table:style-name="ce1" office:value-type="string">
            <text:p>Leo Kottke – Standing on the Outsid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abbed by George Mendoza (<text:a xlink:href="http://georgemendoza.name/">http://georgemendoza.name</text:a>)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Simplified version of Eric Lugosch's arrangement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Int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5"/>
          <table:table-cell table:style-name="ce7" office:value-type="float" office:value="0">
            <text:p>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10">
            <text:p>10</text:p>
          </table:table-cell>
          <table:table-cell table:style-name="ce8" table:number-columns-spanned="2" table:number-rows-spanned="1"/>
          <table:covered-table-cell table:style-name="ce7"/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7">
            <text:p>7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Instrumental 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7">
            <text:p>7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3p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10" office:value-type="string">
            <text:p>2-4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string">
            <text:p>0</text:p>
          </table:table-cell>
          <table:table-cell table:style-name="ce7"/>
          <table:table-cell table:style-name="ce7" office:value-type="string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4"/>
          <table:table-cell table:style-name="ce7" office:value-type="float" office:value="2">
            <text:p>2</text:p>
          </table:table-cell>
          <table:table-cell table:style-name="ce4" office:value-type="string">
            <text:p>2-4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4-2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4-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/>
          <table:table-cell table:style-name="ce7" office:value-type="float" office:value="14">
            <text:p>14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4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8" office:value-type="string">
            <text:p><text:s text:c="2"/>10</text:p>
          </table:table-cell>
          <table:table-cell table:style-name="ce7"/>
          <table:table-cell table:style-name="ce8" office:value-type="string">
            <text:p><text:s text:c="2"/>10</text:p>
          </table:table-cell>
          <table:table-cell table:style-name="ce7"/>
          <table:table-cell table:style-name="ce8" office:value-type="string">
            <text:p><text:s text:c="2"/>1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|</text:p>
          </table:table-cell>
          <table:table-cell table:style-name="ce7" office:value-type="string">
            <text:p>2 h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8" office:value-type="string">
            <text:p><text:s text:c="2"/>0</text:p>
          </table:table-cell>
          <table:table-cell table:style-name="ce7" table:number-columns-repeated="3"/>
          <table:table-cell table:style-name="ce8" office:value-type="string">
            <text:p><text:s text:c="2"/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|</text:p>
          </table:table-cell>
          <table:table-cell table:style-name="ce7" office:value-type="string">
            <text:p>2 h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number-columns-repeated="2"/>
          <table:table-cell table:style-name="ce11" office:value-type="float" office:value="4">
            <text:p>4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string">
            <text:p>1-2 0</text:p>
          </table:table-cell>
          <table:table-cell table:style-name="ce7" table:number-columns-repeated="3"/>
          <table:table-cell table:style-name="ce4" office:value-type="string">
            <text:p>2-4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9"/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Vers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 been on the outside loving you</text:p>
          </table:table-cell>
          <table:table-cell table:number-columns-repeated="17"/>
          <table:table-cell office:value-type="string">
            <text:p>Seen from far away</text:p>
          </table:table-cell>
          <table:table-cell/>
          <table:table-cell table:style-name="ce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 office:value-type="float" office:value="4">
            <text:p>4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veryday that I live for you</text:p>
          </table:table-cell>
          <table:table-cell table:number-columns-repeated="17"/>
          <table:table-cell office:value-type="string">
            <text:p>All I do or say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 office:value-type="float" office:value="5">
            <text:p>5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5h7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0h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string">
            <text:p>4 –</text:p>
          </table:table-cell>
          <table:table-cell table:style-name="ce7" office:value-type="float" office:value="6">
            <text:p>6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Instrumental 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string">
            <text:p>5-7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string">
            <text:p>7p5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8" office:value-type="string">
            <text:p><text:s text:c="2"/>5</text:p>
          </table:table-cell>
          <table:table-cell table:style-name="ce7" table:number-columns-repeated="3"/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3"/>
          <table:table-cell table:style-name="ce7" office:value-type="float" office:value="6">
            <text:p>6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string">
            <text:p>2</text:p>
          </table:table-cell>
          <table:table-cell table:style-name="ce7" table:number-columns-repeated="5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string">
            <text:p>5-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string">
            <text:p>0</text:p>
          </table:table-cell>
          <table:table-cell table:style-name="ce7"/>
          <table:table-cell table:style-name="ce7" office:value-type="string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4-2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4-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4">
            <text:p>4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/>
          <table:table-cell table:style-name="ce7" office:value-type="float" office:value="14">
            <text:p>14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4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8" office:value-type="string">
            <text:p><text:s text:c="2"/>10</text:p>
          </table:table-cell>
          <table:table-cell table:style-name="ce7"/>
          <table:table-cell table:style-name="ce8" office:value-type="string">
            <text:p><text:s text:c="2"/>10</text:p>
          </table:table-cell>
          <table:table-cell table:style-name="ce7"/>
          <table:table-cell table:style-name="ce8" office:value-type="string">
            <text:p><text:s text:c="2"/>1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|</text:p>
          </table:table-cell>
          <table:table-cell table:style-name="ce7" office:value-type="string">
            <text:p>2 h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8" office:value-type="string">
            <text:p><text:s text:c="2"/>0</text:p>
          </table:table-cell>
          <table:table-cell table:style-name="ce7" table:number-columns-repeated="3"/>
          <table:table-cell table:style-name="ce8" office:value-type="string">
            <text:p><text:s text:c="2"/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|</text:p>
          </table:table-cell>
          <table:table-cell table:style-name="ce7" office:value-type="string">
            <text:p>2 h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number-columns-repeated="2"/>
          <table:table-cell table:style-name="ce11" office:value-type="float" office:value="4">
            <text:p>4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string">
            <text:p>1-2 0</text:p>
          </table:table-cell>
          <table:table-cell table:style-name="ce7" table:number-columns-repeated="3"/>
          <table:table-cell table:style-name="ce4" office:value-type="string">
            <text:p>2-4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9"/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/>
          <table:table-cell table:style-name="ce6" office:value-type="string">
            <text:p>Vers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ike the song of the whiporwill</text:p>
          </table:table-cell>
          <table:table-cell table:number-columns-repeated="19"/>
          <table:table-cell office:value-type="string">
            <text:p>Beneath the cloudy sky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 office:value-type="float" office:value="4">
            <text:p>4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our love stands in front of you</text:p>
          </table:table-cell>
          <table:table-cell table:number-columns-repeated="17"/>
          <table:table-cell office:value-type="string">
            <text:p>While I go floating by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-0">
            <text:p>0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5h7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0h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ce7" office:value-type="float" office:value="4">
            <text:p>4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4" office:value-type="float" office:value="4">
            <text:p>4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Repeat Instrumental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/>
          <table:table-cell table:style-name="ce6" office:value-type="string">
            <text:p>Vers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eople talk about how they feel</text:p>
          </table:table-cell>
          <table:table-cell table:number-columns-repeated="17"/>
          <table:table-cell office:value-type="string">
            <text:p>But I never hea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string">
            <text:p>5h7</text:p>
          </table:table-cell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string">
            <text:p>0h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hey only want to get along</text:p>
          </table:table-cell>
          <table:table-cell table:number-columns-repeated="17"/>
          <table:table-cell office:value-type="string">
            <text:p>I only want you nea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3p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-0">
            <text:p>0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ce7" office:value-type="float" office:value="4">
            <text:p>4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ce7" office:value-type="float" office:value="4">
            <text:p>4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/>
          <table:table-cell table:style-name="ce6" office:value-type="string">
            <text:p>Verse 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tanding on the outside loving you</text:p>
          </table:table-cell>
          <table:table-cell table:number-columns-repeated="18"/>
          <table:table-cell office:value-type="string">
            <text:p>Can't be so terribly bad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5h7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0h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t's awful easy to get along</text:p>
          </table:table-cell>
          <table:table-cell table:number-columns-repeated="17"/>
          <table:table-cell office:value-type="string">
            <text:p>With what you never had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3p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 office:value-type="float" office:value="5">
            <text:p>5</text:p>
          </table:table-cell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B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4" office:value-type="float" office:value="3">
            <text:p>3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G</text:p>
          </table:table-cell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4"/>
          <table:table-cell table:style-name="ce4" office:value-type="string">
            <text:p>|</text:p>
          </table:table-cell>
          <table:table-cell table:style-name="ce7" table:number-columns-repeated="2"/>
          <table:table-cell table:style-name="ce7" office:value-type="string">
            <text:p>4 –</text:p>
          </table:table-cell>
          <table:table-cell table:style-name="ce7" office:value-type="float" office:value="6">
            <text:p>6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0">
            <text:p>0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table:number-columns-repeated="3"/>
          <table:table-cell table:style-name="ce7" office:value-type="float" office:value="2">
            <text:p>2</text:p>
          </table:table-cell>
          <table:table-cell table:style-name="ce7"/>
          <table:table-cell table:style-name="ce4"/>
          <table:table-cell table:style-name="ce4" office:value-type="string">
            <text:p>|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A</text:p>
          </table:table-cell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style-name="ce7" table:number-columns-repeated="4"/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|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</text:p>
          </table:table-cell>
          <table:table-cell table:style-name="ce4" office:value-type="string">
            <text:p>|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4"/>
          <table:table-cell table:style-name="ce4" office:value-type="string">
            <text:p>|</text:p>
          </table:table-cell>
          <table:table-cell table:style-name="ce7" office:value-type="string">
            <text:p>3-5</text:p>
          </table:table-cell>
          <table:table-cell table:style-name="ce7" table:number-columns-repeated="2"/>
          <table:table-cell table:style-name="ce7" office:value-type="float" office:value="5">
            <text:p>5</text:p>
          </table:table-cell>
          <table:table-cell table:style-name="ce7" table:number-columns-repeated="3"/>
          <table:table-cell table:style-name="ce4"/>
          <table:table-cell table:style-name="ce4" office:value-type="string">
            <text:p>|</text:p>
          </table:table-cell>
          <table:table-cell table:style-name="ce7" table:number-columns-repeated="7"/>
          <table:table-cell table:style-name="ce4"/>
          <table:table-cell table:style-name="ce4" office:value-type="string">
            <text:p>|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Repeat Instrumental 2 and close</text:p>
          </table:table-cell>
          <table:table-cell table:number-columns-repeated="102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P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fo:margin-top="1cm" fo:margin-bottom="1cm" fo:margin-left="1cm" fo:margin-right="1cm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0/18/2010</text:date>, <text:time>10:1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orge Mendoza</meta:initial-creator>
    <meta:creation-date>2010-10-17T16:37:41</meta:creation-date>
    <dc:date>2010-10-18T10:13:33</dc:date>
    <dc:creator>George Mendoza</dc:creator>
    <meta:editing-duration>PT04H25M48S</meta:editing-duration>
    <meta:editing-cycles>229</meta:editing-cycles>
    <meta:generator>OpenOffice.org/3.1$Linux OpenOffice.org_project/310m19$Build-9420</meta:generator>
    <meta:document-statistic meta:table-count="3" meta:cell-count="1010" meta:object-count="0"/>
  </office:meta>
</office:document-meta>
</file>